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2" text:outline-level="2">3. Норф</text:h>
      <text:p text:style-name="P81"/>
      <text:p text:style-name="P22">Глава IV. Пределы магии</text:p>
      <text:p text:style-name="P19"/>
      <text:p text:style-name="P22"><text:soft-page-break/>Вашему покорному слуге известны четыре предела магии: </text:p>
      <text:p text:style-name="P22"/>
      <text:list xml:id="list2755900088085398855" text:style-name="L1">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text:soft-page-break/></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141"/>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text:span><text:span text:style-name="T11">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53"><text:span text:style-name="T11">– </text:span><text:span text:style-name="T11">ПРИМАТ, ТЫ СИЛЬНО ПОЖАЛЕЕШЬ, ЕСЛИ РЕШИШЬ ДОВЕРШИТЬ ЗАДУМАННОЕ! МЫ НОЧНАЯ ГЛАВА ДИАРХИИ И НЕ ДОПУСТИМ ПОПРАНИЯ </text:span><text:span text:style-name="T11">КОРОЛЕВСКОГО </text:span><text:span text:style-name="T11">ВЕЛИЧИ-И-И-И-БУ-У-</text:span><text:span text:style-name="T11">У-</text:span><text:span text:style-name="T11">УП!!!</text:span></text:p>
      <text:p text:style-name="P39"/>
      <text:p text:style-name="P53"><text:soft-page-break/><text:span text:style-name="T11">Моя ладонь сжала проезжающий мимо нос </text:span><text:span text:style-name="T11">Луны</text:span><text:span text:style-name="T11">. </text:span><text:span text:style-name="T11">Г</text:span><text:span text:style-name="T11">невная тирада </text:span><text:span text:style-name="T11">ночной аликорницы </text:span><text:span text:style-name="T11">завершилась </text:span><text:span text:style-name="T11">трубным рёвом.</text:span></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text:span><text:span text:style-name="T11">после знакомства с Пинки и маковским сидром</text:span><text:span text:style-name="T11">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text:span><text:span text:style-name="T11">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text:span text:style-name="T11">В</text:span><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3" text:outline-level="2"><text:soft-page-break/><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text:soft-page-break/>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text:soft-page-break/>–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text:soft-page-break/>–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text:soft-page-break/></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text:soft-page-break/>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soft-page-break/>…</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5">д</text:span>ЕсЬ БЫл <text:span text:style-name="T66">д</text:span>ИскОр<text:span text:style-name="T64">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text:soft-page-break/>–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text:soft-page-break/></text:p>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text:soft-page-break/>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text:soft-page-break/>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text:soft-page-break/>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soft-page-break/>…</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text:soft-page-break/>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text:soft-page-break/>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text:soft-page-break/>–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text:soft-page-break/>–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text:soft-page-break/>–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text:soft-page-break/>–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text:soft-page-break/>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4"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text:soft-page-break/>–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oft-page-break/><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text:soft-page-break/>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oft-page-break/><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soft-page-break/>…</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text:soft-page-break/>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text:soft-page-break/></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text:soft-page-break/>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text:soft-page-break/>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text:soft-page-break/>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2"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text:soft-page-break/>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text:soft-page-break/>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text:soft-page-break/></text:p>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text:soft-page-break/></text:p>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text:soft-page-break/></text:p>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text:soft-page-break/>–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text:soft-page-break/>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text:soft-page-break/></text:p>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soft-page-break/>~~~</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text:soft-page-break/></text:p>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text:span><text:span text:style-name="T1">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oft-page-break/><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text:soft-page-break/></text:p>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1-21T21:36:59.94</dc:date>
    <meta:editing-duration>P160DT21H6M46S</meta:editing-duration>
    <meta:editing-cycles>10313</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72" meta:paragraph-count="4993" meta:word-count="109265" meta:character-count="694708"/>
  </office:meta>
</office:document-meta>
</file>